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479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E" style:family="table-column">
      <style:table-column-properties style:column-width="1.39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24b" officeooo:paragraph-rsid="0005924b"/>
    </style:style>
    <style:style style:name="P2" style:family="paragraph" style:parent-style-name="Standard">
      <style:text-properties officeooo:rsid="0005924b" officeooo:paragraph-rsid="000a46ff"/>
    </style:style>
    <style:style style:name="P3" style:family="paragraph" style:parent-style-name="Standard">
      <style:text-properties officeooo:rsid="0006e8f4" officeooo:paragraph-rsid="0006e8f4"/>
    </style:style>
    <style:style style:name="P4" style:family="paragraph" style:parent-style-name="Standard">
      <style:text-properties officeooo:rsid="0006e8f4" officeooo:paragraph-rsid="00088054"/>
    </style:style>
    <style:style style:name="P5" style:family="paragraph" style:parent-style-name="Standard">
      <style:text-properties fo:font-weight="bold" officeooo:rsid="0006e8f4" officeooo:paragraph-rsid="00088054" style:font-weight-asian="bold" style:font-weight-complex="bold"/>
    </style:style>
    <style:style style:name="P6" style:family="paragraph" style:parent-style-name="Standard">
      <style:text-properties fo:font-weight="bold" officeooo:rsid="00088054" officeooo:paragraph-rsid="00088054" style:font-weight-asian="bold" style:font-weight-complex="bold"/>
    </style:style>
    <style:style style:name="P7" style:family="paragraph" style:parent-style-name="Standard">
      <style:text-properties fo:font-weight="bold" officeooo:rsid="0005924b" officeooo:paragraph-rsid="000a46ff" style:font-weight-asian="bold" style:font-weight-complex="bold"/>
    </style:style>
    <style:style style:name="P8" style:family="paragraph" style:parent-style-name="Standard">
      <style:text-properties fo:font-weight="bold" officeooo:rsid="000a46ff" officeooo:paragraph-rsid="000a46ff" style:font-weight-asian="bold" style:font-weight-complex="bold"/>
    </style:style>
    <style:style style:name="P9" style:family="paragraph" style:parent-style-name="Standard">
      <style:text-properties officeooo:rsid="000adf25" officeooo:paragraph-rsid="000adf25"/>
    </style:style>
    <style:style style:name="P10" style:family="paragraph" style:parent-style-name="Table_20_Contents">
      <style:text-properties officeooo:rsid="00088054" officeooo:paragraph-rsid="00088054"/>
    </style:style>
    <style:style style:name="P11" style:family="paragraph" style:parent-style-name="Table_20_Contents">
      <style:text-properties officeooo:paragraph-rsid="00088054"/>
    </style:style>
    <style:style style:name="P12" style:family="paragraph" style:parent-style-name="Table_20_Contents">
      <style:text-properties officeooo:rsid="00088bb1" officeooo:paragraph-rsid="00088bb1"/>
    </style:style>
    <style:style style:name="P13" style:family="paragraph" style:parent-style-name="Standard">
      <style:text-properties officeooo:rsid="0006e8f4" officeooo:paragraph-rsid="0006e8f4"/>
    </style:style>
    <style:style style:name="P14" style:family="paragraph" style:parent-style-name="Standard">
      <style:text-properties officeooo:rsid="0006e8f4" officeooo:paragraph-rsid="00088054"/>
    </style:style>
    <style:style style:name="P15" style:family="paragraph" style:parent-style-name="Standard">
      <style:text-properties officeooo:rsid="0005924b" officeooo:paragraph-rsid="000cc2f8"/>
    </style:style>
    <style:style style:name="P16" style:family="paragraph" style:parent-style-name="Standard">
      <style:text-properties officeooo:rsid="0005924b" officeooo:paragraph-rsid="0005924b"/>
    </style:style>
    <style:style style:name="P17" style:family="paragraph" style:parent-style-name="Standard">
      <style:text-properties officeooo:rsid="000cc2f8" officeooo:paragraph-rsid="000cc2f8"/>
    </style:style>
    <style:style style:name="P18" style:family="paragraph" style:parent-style-name="Standard">
      <style:text-properties fo:font-weight="bold" officeooo:rsid="000cc2f8" officeooo:paragraph-rsid="000cc2f8" style:font-weight-asian="bold" style:font-weight-complex="bold"/>
    </style:style>
    <style:style style:name="P19" style:family="paragraph" style:parent-style-name="Standard">
      <style:text-properties fo:font-weight="bold" officeooo:rsid="00088054" officeooo:paragraph-rsid="00088054" style:font-weight-asian="bold" style:font-weight-complex="bold"/>
    </style:style>
    <style:style style:name="P20" style:family="paragraph" style:parent-style-name="Standard">
      <style:text-properties fo:font-weight="normal" officeooo:rsid="0005924b" officeooo:paragraph-rsid="0005924b" style:font-weight-asian="normal" style:font-weight-complex="normal"/>
    </style:style>
    <style:style style:name="P21" style:family="paragraph" style:parent-style-name="Standard">
      <style:text-properties fo:font-weight="normal" officeooo:rsid="0006e8f4" officeooo:paragraph-rsid="00088054" style:font-weight-asian="normal" style:font-weight-complex="normal"/>
    </style:style>
    <style:style style:name="P22" style:family="paragraph" style:parent-style-name="Standard">
      <style:text-properties fo:font-weight="normal" officeooo:rsid="0006e8f4" officeooo:paragraph-rsid="0006e8f4" style:font-weight-asian="normal" style:font-weight-complex="normal"/>
    </style:style>
    <style:style style:name="P23" style:family="paragraph" style:parent-style-name="Standard">
      <style:text-properties fo:font-weight="normal" officeooo:rsid="00088054" officeooo:paragraph-rsid="00088054" style:font-weight-asian="normal" style:font-weight-complex="normal"/>
    </style:style>
    <style:style style:name="P24" style:family="paragraph" style:parent-style-name="Standard">
      <style:text-properties officeooo:rsid="000afc72" officeooo:paragraph-rsid="000afc72"/>
    </style:style>
    <style:style style:name="T1" style:family="text">
      <style:text-properties officeooo:rsid="00088054"/>
    </style:style>
    <style:style style:name="T2" style:family="text">
      <style:text-properties officeooo:rsid="00088bb1"/>
    </style:style>
    <style:style style:name="T3" style:family="text">
      <style:text-properties officeooo:rsid="000a29f7"/>
    </style:style>
    <style:style style:name="T4" style:family="text">
      <style:text-properties officeooo:rsid="000a46ff"/>
    </style:style>
    <style:style style:name="T5" style:family="text">
      <style:text-properties officeooo:rsid="000afc72"/>
    </style:style>
    <style:style style:name="T6" style:family="text">
      <style:text-properties officeooo:rsid="000cc2f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e3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 molecule </text:p>
      <text:p text:style-name="P8">Experimental ionization potential: <text:span text:style-name="T5">14.0 eV</text:span></text:p>
      <text:p text:style-name="P1"><text:span text:style-name="T4">E</text:span>quilibrium <text:span text:style-name="T2">C-O </text:span>distance: </text:p>
      <text:p text:style-name="P2"/>
      <text:p text:style-name="P17"><text:span text:style-name="T7">DFT CALCULATION:</text:span></text:p>
      <text:p text:style-name="P15"><text:span text:style-name="T6">C</text:span>ell size: 10 Bohr</text:p>
      <text:p text:style-name="P20">DFT HOMO: </text:p>
      <text:p text:style-name="P20">DFT LUMO: </text:p>
      <text:p text:style-name="P20">DFT HOMO-LUMO GAP: </text:p>
      <text:p text:style-name="P20"/>
      <text:p text:style-name="P1"><text:span text:style-name="T8">VACUUM LEVEL:</text:span> </text:p>
      <text:p text:style-name="P1"/>
      <text:p text:style-name="P1">DFT ionization potential: </text:p>
      <text:p text:style-name="P1"/>
      <text:p text:style-name="P18">PRELIMINARY GWL CALCULATION</text:p>
      <text:p text:style-name="P15"><text:span text:style-name="T4">Coulomb potential </text:span>cutoff <text:span text:style-name="T4">radius: </text:span></text:p>
      <text:p text:style-name="P3"><text:span text:style-name="T6">Set </text:span>n<text:span text:style-name="T6">umw_prod=</text:span> 50; pm<text:span text:style-name="T6">at_cut=</text:span> 3 Ryd</text:p>
      <text:p text:style-name="P3"/>
      <text:p text:style-name="P3">GW HOMO: </text:p>
      <text:p text:style-name="P3">GW LUMO: </text:p>
      <text:p text:style-name="P4"/>
      <text:p text:style-name="P18">CONVERGENCE OF GWL CALCULATIONS</text:p>
      <text:p text:style-name="P21">number of fake conduction states</text:p>
      <text:p text:style-name="P22">pm3: <text:s text:c="2"/></text:p>
      <text:p text:style-name="P22">pm5: <text:s text:c="2"/></text:p>
      <text:p text:style-name="P22"/>
      <text:p text:style-name="P22"><text:span text:style-name="T6">number of </text:span>f_state<text:span text:style-name="T6">s</text:span> </text:p>
      <text:p text:style-name="P23">pm3: </text:p>
      <text:p text:style-name="P23">pm5: </text:p>
      <text:p text:style-name="P22"/>
      <text:p text:style-name="P6">HOMO LEVEL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Nwp= 20</text:p>
          </table:table-cell>
          <table:table-cell table:style-name="Table1.A1" office:value-type="string">
            <text:p text:style-name="P10">Nwp=50</text:p>
          </table:table-cell>
          <table:table-cell table:style-name="Table1.A1" office:value-type="string">
            <text:p text:style-name="P10">Nwp=100</text:p>
          </table:table-cell>
          <table:table-cell table:style-name="Table1.E1" office:value-type="string">
            <text:p text:style-name="P10">Nwp=150</text:p>
          </table:table-cell>
        </table:table-row>
        <table:table-row>
          <table:table-cell table:style-name="Table1.A2" office:value-type="string">
            <text:p text:style-name="P10">pm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<text:span text:style-name="T5">p</text:span>m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  <text:p text:style-name="P6">POLARIZABILITY SMALLEST EIGENVALUE</text:p>
      <text:p text:style-name="P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Nwp= 20</text:p>
          </table:table-cell>
          <table:table-cell table:style-name="Table2.A1" office:value-type="string">
            <text:p text:style-name="P10">Nwp=50</text:p>
          </table:table-cell>
          <table:table-cell table:style-name="Table2.A1" office:value-type="string">
            <text:p text:style-name="P10">Nwp=100</text:p>
          </table:table-cell>
          <table:table-cell table:style-name="Table2.E1" office:value-type="string">
            <text:p text:style-name="P10">Nwp=150</text:p>
          </table:table-cell>
        </table:table-row>
        <table:table-row>
          <table:table-cell table:style-name="Table2.A2" office:value-type="string">
            <text:p text:style-name="P10">pm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pm5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</table:table>
      <text:p text:style-name="P4"/>
      <text:p text:style-name="P8">How many Lanczos steps for the self-energy do you need to converge?</text:p>
      <text:p text:style-name="P9"/>
      <text:p text:style-name="P9"/>
      <text:p text:style-name="P24"><text:span text:style-name="T7">Best estimate of IP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gherita Marsili</meta:initial-creator>
    <meta:creation-date>2014-07-04T14:11:43.656091104</meta:creation-date>
    <dc:date>2014-07-07T11:34:09.526150843</dc:date>
    <dc:creator>Margherita Marsili</dc:creator>
    <meta:editing-duration>PT43M16S</meta:editing-duration>
    <meta:editing-cycles>6</meta:editing-cycles>
    <meta:generator>LibreOffice/4.2.4.2$Linux_X86_64 LibreOffice_project/420m0$Build-2</meta:generator>
    <meta:document-statistic meta:table-count="2" meta:image-count="0" meta:object-count="0" meta:page-count="1" meta:paragraph-count="38" meta:word-count="96" meta:character-count="608" meta:non-whitespace-character-count="531"/>
  </office:meta>
</office:document-meta>
</file>